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6F00000242868BFE8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3/1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m21671 10981v0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m21671 10982v0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28" draw:start-glue-point="7" draw:end-shape="id2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30" draw:start-glue-point="7" draw:end-shape="id28" draw:end-glue-point="5" svg:d="m4400 16151h12567" svg:viewBox="0 0 12568 1">
            <text:p/>
          </draw:connector>
          <draw:custom-shape draw:style-name="gr3" draw:text-style-name="P2" xml:id="id30" draw:id="id3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08cm" svg:height="0.979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5.276cm" svg:height="3.163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32" draw:id="id3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1" draw:id="id3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28" draw:id="id2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9" draw:id="id2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31" draw:start-glue-point="4" draw:end-shape="id32" draw:end-glue-point="6" svg:d="m13378 19001v-1700" svg:viewBox="0 0 1 1701">
            <text:p/>
          </draw:connector>
          <draw:frame draw:style-name="gr6" draw:text-style-name="P4" draw:layer="layout" svg:width="3.677cm" svg:height="1.047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33" draw:id="id3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33" draw:start-glue-point="1" draw:end-shape="id34" draw:end-glue-point="3" svg:d="m6200 12333h7000" svg:viewBox="0 0 7001 1">
            <text:p/>
          </draw:connector>
          <draw:custom-shape draw:style-name="gr3" draw:text-style-name="P2" xml:id="id34" draw:id="id3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5" draw:id="id3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4" draw:start-glue-point="1" draw:end-shape="id3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7" draw:id="id3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6" draw:id="id3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33" draw:start-glue-point="2" draw:end-shape="id3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6" draw:start-glue-point="1" draw:end-shape="id3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38" draw:end-shape="id39" draw:end-glue-point="4" svg:d="m26277 14361v991" svg:viewBox="0 0 1 992">
            <text:p/>
          </draw:connector>
          <draw:connector draw:style-name="gr2" draw:text-style-name="P2" xml:id="id50" draw:id="id50" draw:layer="layout" draw:type="line" svg:x1="26.277cm" svg:y1="6.033cm" svg:x2="26.277cm" svg:y2="12.568cm" draw:start-shape="id40" draw:start-glue-point="6" draw:end-shape="id38" draw:end-glue-point="4" svg:d="m26277 6033v6535" svg:viewBox="0 0 1 6536">
            <text:p/>
          </draw:connector>
          <draw:custom-shape draw:style-name="gr3" draw:text-style-name="P6" xml:id="id40" draw:id="id4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44" draw:id="id4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1" draw:id="id4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45" draw:id="id4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38" draw:id="id3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39" draw:id="id3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41" draw:start-glue-point="4" draw:end-shape="id38" draw:end-glue-point="5" svg:d="m22197 18206 2551-4742" svg:viewBox="0 0 2552 4743">
            <text:p/>
          </draw:connector>
          <draw:custom-shape draw:style-name="gr3" draw:text-style-name="P6" xml:id="id43" draw:id="id4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6" draw:id="id4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2" draw:id="id4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9" draw:id="id49" draw:layer="layout" draw:type="line" svg:x1="17.177cm" svg:y1="19.006cm" svg:x2="20.397cm" svg:y2="19.006cm" draw:start-shape="id42" draw:start-glue-point="7" draw:end-shape="id41" draw:end-glue-point="5" svg:d="m17177 19006h3220" svg:viewBox="0 0 3221 1">
            <text:p/>
          </draw:connector>
          <draw:connector draw:style-name="gr2" draw:text-style-name="P2" xml:id="id47" draw:id="id47" draw:layer="layout" draw:type="line" svg:x1="16.807cm" svg:y1="10.982cm" svg:x2="18.365cm" svg:y2="10.982cm" draw:start-shape="id43" draw:start-glue-point="7" draw:end-shape="id44" svg:d="m16807 10982h1558" svg:viewBox="0 0 1559 1">
            <text:p/>
          </draw:connector>
          <draw:connector draw:style-name="gr2" draw:text-style-name="P2" xml:id="id51" draw:id="id51" draw:layer="layout" draw:type="line" svg:x1="21.671cm" svg:y1="10.982cm" svg:x2="21.671cm" svg:y2="10.982cm" draw:start-shape="id45" draw:end-shape="id45" draw:end-glue-point="5" svg:d="m21671 10982v0" svg:viewBox="0 0 1 1">
            <text:p/>
          </draw:connector>
          <draw:connector draw:style-name="gr2" draw:text-style-name="P2" draw:layer="layout" draw:type="line" svg:x1="17.609cm" svg:y1="13.196cm" svg:x2="17.586cm" svg:y2="10.982cm" draw:start-shape="id46" draw:end-shape="id4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48" draw:start-glue-point="6" draw:end-shape="id4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46" draw:start-glue-point="6" draw:end-shape="id4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48" draw:start-glue-point="7" draw:end-shape="id5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45" draw:start-glue-point="6" draw:end-shape="id3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44" draw:start-glue-point="7" draw:end-shape="id5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43" draw:start-glue-point="6" draw:end-shape="id4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41" draw:start-glue-point="4" draw:end-shape="id4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53" draw:id="id5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52" draw:id="id5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54" draw:id="id5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6" draw:id="id5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52" draw:start-glue-point="6" draw:end-shape="id5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54" draw:start-glue-point="4" draw:end-shape="id5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53" draw:start-glue-point="7" draw:end-shape="id5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56" draw:start-glue-point="5" draw:end-shape="id54" draw:end-glue-point="7" svg:d="m20299 17392h-3453" svg:viewBox="0 0 3454 1">
            <text:p/>
          </draw:connector>
          <draw:custom-shape draw:style-name="gr4" draw:text-style-name="P6" xml:id="id55" draw:id="id5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55" draw:start-glue-point="5" draw:end-shape="id5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12萬詞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12萬詞約1/3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  <text:list-item>
                        <text:p>日後維護較簡單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現在只有斷詞和語言模型</text:p>
                      </text:list-item>
                      <text:list-item>
                        <text:p>寫一個解碼器時間可能不夠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國語翻到閩南語</text:p>
                <text:list>
                  <text:list-item>
                    <text:p>國語斷詞</text:p>
                  </text:list-item>
                  <text:list-item>
                    <text:p>閩南語語言模型</text:p>
                  </text:list-item>
                </text:list>
              </text:list-item>
              <text:list-item>
                <text:p>閩南語翻到國語</text:p>
                <text:list>
                  <text:list-item>
                    <text:p>閩南語斷詞</text:p>
                    <text:list>
                      <text:list-item>
                        <text:p>需要閩南語語言模型</text:p>
                      </text:list-item>
                    </text:list>
                  </text:list-item>
                  <text:list-item>
                    <text:p>國語語言模型</text:p>
                  </text:list-item>
                </text:list>
              </text:list-item>
              <text:list-item>
                <text:p>閩南語語言模型</text:p>
                <text:list>
                  <text:list-item>
                    <text:p>語言模型→加資料→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整理平行語料</text:p>
                <text:list>
                  <text:list-item>
                    <text:p>國語和閩南語對照</text:p>
                  </text:list-item>
                  <text:list-item>
                    <text:p>拿來整理其他語料，來建閩南語語言模型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57" draw:end-shape="id58" draw:end-glue-point="4" svg:d="m26277 14360v991" svg:viewBox="0 0 1 992">
            <text:p/>
          </draw:connector>
          <draw:connector draw:style-name="gr2" draw:text-style-name="P2" xml:id="id69" draw:id="id69" draw:layer="layout" draw:type="line" svg:x1="26.277cm" svg:y1="6.032cm" svg:x2="26.277cm" svg:y2="12.567cm" draw:start-shape="id59" draw:start-glue-point="6" draw:end-shape="id57" draw:end-glue-point="4" svg:d="m26277 6032v6535" svg:viewBox="0 0 1 6536">
            <text:p/>
          </draw:connector>
          <draw:custom-shape draw:style-name="gr3" draw:text-style-name="P6" xml:id="id59" draw:id="id5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3" draw:id="id6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0" draw:id="id6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64" draw:id="id6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7" draw:id="id5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8" draw:id="id5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60" draw:start-glue-point="4" draw:end-shape="id57" draw:end-glue-point="5" svg:d="m22197 18205 2551-4742" svg:viewBox="0 0 2552 4743">
            <text:p/>
          </draw:connector>
          <draw:custom-shape draw:style-name="gr3" draw:text-style-name="P6" xml:id="id62" draw:id="id6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5" draw:id="id6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1" draw:id="id6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68" draw:id="id68" draw:layer="layout" draw:type="line" svg:x1="17.177cm" svg:y1="19.005cm" svg:x2="20.397cm" svg:y2="19.005cm" draw:start-shape="id61" draw:start-glue-point="7" draw:end-shape="id60" draw:end-glue-point="5" svg:d="m17177 19005h3220" svg:viewBox="0 0 3221 1">
            <text:p/>
          </draw:connector>
          <draw:connector draw:style-name="gr2" draw:text-style-name="P2" xml:id="id66" draw:id="id66" draw:layer="layout" draw:type="line" svg:x1="16.807cm" svg:y1="10.981cm" svg:x2="18.365cm" svg:y2="10.981cm" draw:start-shape="id62" draw:start-glue-point="7" draw:end-shape="id63" svg:d="m16807 10981h1558" svg:viewBox="0 0 1559 1">
            <text:p/>
          </draw:connector>
          <draw:connector draw:style-name="gr2" draw:text-style-name="P2" xml:id="id70" draw:id="id70" draw:layer="layout" draw:type="line" svg:x1="21.671cm" svg:y1="10.981cm" svg:x2="21.671cm" svg:y2="10.981cm" draw:start-shape="id64" draw:end-shape="id64" draw:end-glue-point="5" svg:d="m21671 10981v0" svg:viewBox="0 0 1 1">
            <text:p/>
          </draw:connector>
          <draw:connector draw:style-name="gr2" draw:text-style-name="P2" draw:layer="layout" draw:type="line" svg:x1="17.609cm" svg:y1="13.195cm" svg:x2="17.586cm" svg:y2="10.981cm" draw:start-shape="id65" draw:end-shape="id6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67" draw:start-glue-point="6" draw:end-shape="id6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65" draw:start-glue-point="6" draw:end-shape="id6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67" draw:start-glue-point="7" draw:end-shape="id6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64" draw:start-glue-point="6" draw:end-shape="id5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63" draw:start-glue-point="7" draw:end-shape="id7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62" draw:start-glue-point="6" draw:end-shape="id6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60" draw:start-glue-point="4" draw:end-shape="id6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文泉驛微米黑" style:font-size-asian="24pt" style:language-asian="zh" style:country-asian="TW" style:font-name-complex="文泉驛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8T11:29:27</meta:creation-date>
    <dc:date>2014-03-12T10:27:27.123000000</dc:date>
    <meta:editing-duration>PT11H59M35S</meta:editing-duration>
    <meta:editing-cycles>67</meta:editing-cycles>
    <meta:generator>LibreOffice/4.1.1.2$Windows_x86 LibreOffice_project/7e4286b58adc75a14f6d83f53a03b6c11fa2903</meta:generator>
    <meta:document-statistic meta:object-count="259"/>
  </office:meta>
</office:document-meta>
</file>